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B7900000892CADA47AA805330C3.png" manifest:media-type="image/png"/>
  <manifest:file-entry manifest:full-path="Pictures/1000020100000B10000008F09F9552E30B8A077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9.372cm" fo:min-width="2.491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end"/>
    </style:style>
    <style:style style:name="P3" style:family="paragraph">
      <loext:graphic-properties draw:fill="solid" draw:fill-color="#ffffff"/>
      <style:paragraph-properties fo:line-height="100%" fo:text-align="end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19cm" svg:height="9.106cm" draw:transform="rotate (1.57289072189729) translate (1.992cm 15.442cm)">
          <draw:image xlink:href="Pictures/1000020100000B7900000892CADA47AA805330C3.png" xlink:type="simple" xlink:show="embed" xlink:actuate="onLoad" draw:mime-type="image/png">
            <text:p/>
          </draw:image>
        </draw:frame>
        <draw:frame draw:style-name="gr1" draw:text-style-name="P1" draw:layer="layout" svg:width="8.886cm" svg:height="7.179cm" draw:transform="rotate (1.57131992557049) translate (18.785cm 15.822cm)">
          <draw:image xlink:href="Pictures/1000020100000B10000008F09F9552E30B8A077E.png" xlink:type="simple" xlink:show="embed" xlink:actuate="onLoad" draw:mime-type="image/png">
            <text:p/>
          </draw:image>
        </draw:frame>
        <draw:frame draw:style-name="gr2" draw:text-style-name="P3" draw:layer="layout" svg:width="2.991cm" svg:height="9.626cm" svg:x="7.032cm" svg:y="5.445cm">
          <draw:text-box>
            <text:p text:style-name="P2"><text:span text:style-name="T1">PC15</text:span></text:p>
            <text:p text:style-name="P2"><text:span text:style-name="T1">PC14</text:span></text:p>
            <text:p text:style-name="P2"><text:span text:style-name="T1">PA15</text:span></text:p>
            <text:p text:style-name="P2"><text:span text:style-name="T1">PA10</text:span></text:p>
            <text:p text:style-name="P2"><text:span text:style-name="T1">PA9</text:span></text:p>
            <text:p text:style-name="P2"><text:span text:style-name="T1">PA8</text:span></text:p>
            <text:p text:style-name="P2"><text:span text:style-name="T1">PA7-MOSI</text:span></text:p>
            <text:p text:style-name="P2"><text:span text:style-name="T1">PA6-MISO</text:span></text:p>
            <text:p text:style-name="P2"><text:span text:style-name="T1">PA5-SCK</text:span></text:p>
            <text:p text:style-name="P2"><text:span text:style-name="T1">PA4-NSS</text:span></text:p>
            <text:p text:style-name="P2"><text:span text:style-name="T1">PA3</text:span></text:p>
            <text:p text:style-name="P2"><text:span text:style-name="T1">PA2</text:span></text:p>
            <text:p text:style-name="P2"><text:span text:style-name="T1">PA1</text:span></text:p>
            <text:p text:style-name="P2"><text:span text:style-name="T1">PA0</text:span></text:p>
            <text:p text:style-name="P2"><text:span text:style-name="T1">GND</text:span></text:p>
            <text:p text:style-name="P2"><text:span text:style-name="T2">VCC</text:span></text:p>
          </draw:text-box>
        </draw:frame>
        <draw:line draw:style-name="gr3" draw:text-style-name="P1" draw:layer="layout" svg:x1="10.525cm" svg:y1="10.525cm" svg:x2="19.415cm" svg:y2="10.525cm">
          <text:p/>
        </draw:line>
        <draw:line draw:style-name="gr3" draw:text-style-name="P1" draw:layer="layout" svg:x1="10.525cm" svg:y1="13.382cm" svg:x2="19.415cm" svg:y2="13.382cm">
          <text:p/>
        </draw:line>
        <draw:line draw:style-name="gr3" draw:text-style-name="P1" draw:layer="layout" svg:x1="10.525cm" svg:y1="12.847cm" svg:x2="19.415cm" svg:y2="12.847cm">
          <text:p/>
        </draw:line>
        <draw:line draw:style-name="gr3" draw:text-style-name="P1" draw:layer="layout" svg:x1="10.525cm" svg:y1="12.212cm" svg:x2="19.415cm" svg:y2="12.212cm">
          <text:p/>
        </draw:line>
        <draw:line draw:style-name="gr3" draw:text-style-name="P1" draw:layer="layout" svg:x1="10.525cm" svg:y1="11.695cm" svg:x2="19.415cm" svg:y2="11.695cm">
          <text:p/>
        </draw:line>
        <draw:line draw:style-name="gr3" draw:text-style-name="P1" draw:layer="layout" svg:x1="10.525cm" svg:y1="9.89cm" svg:x2="19.415cm" svg:y2="9.255cm">
          <text:p/>
        </draw:line>
        <draw:line draw:style-name="gr3" draw:text-style-name="P1" draw:layer="layout" svg:x1="10.525cm" svg:y1="9.255cm" svg:x2="19.415cm" svg:y2="9.89cm">
          <text:p/>
        </draw:line>
        <draw:line draw:style-name="gr3" draw:text-style-name="P1" draw:layer="layout" svg:x1="10.525cm" svg:y1="14.017cm" svg:x2="19.415cm" svg:y2="14.017cm">
          <text:p/>
        </draw:line>
        <draw:line draw:style-name="gr3" draw:text-style-name="P1" draw:layer="layout" svg:x1="10.525cm" svg:y1="14.652cm" svg:x2="13.7cm" svg:y2="14.652cm">
          <text:p/>
        </draw:line>
        <draw:line draw:style-name="gr3" draw:text-style-name="P1" draw:layer="layout" svg:x1="19.415cm" svg:y1="8.202cm" svg:x2="13.7cm" svg:y2="8.302cm">
          <text:p/>
        </draw:line>
        <draw:line draw:style-name="gr3" draw:text-style-name="P1" draw:layer="layout" svg:x1="13.7cm" svg:y1="14.652cm" svg:x2="13.7cm" svg:y2="8.302cm">
          <text:p/>
        </draw:line>
        <draw:line draw:style-name="gr3" draw:text-style-name="P1" draw:layer="layout" svg:x1="10.525cm" svg:y1="11.16cm" svg:x2="13.065cm" svg:y2="11.16cm">
          <text:p/>
        </draw:line>
        <draw:line draw:style-name="gr3" draw:text-style-name="P1" draw:layer="layout" svg:x1="13.065cm" svg:y1="8.637cm" svg:x2="19.415cm" svg:y2="8.637cm">
          <text:p/>
        </draw:line>
        <draw:line draw:style-name="gr3" draw:text-style-name="P1" draw:layer="layout" svg:x1="13.065cm" svg:y1="11.16cm" svg:x2="13.065cm" svg:y2="8.62cm">
          <text:p/>
        </draw:line>
        <draw:line draw:style-name="gr3" draw:text-style-name="P1" draw:layer="layout" svg:x1="19.415cm" svg:y1="11.16cm" svg:x2="15.922cm" svg:y2="11.16cm">
          <text:p/>
        </draw:line>
        <draw:line draw:style-name="gr3" draw:text-style-name="P1" draw:layer="layout" svg:x1="10.525cm" svg:y1="8.62cm" svg:x2="12.112cm" svg:y2="8.62cm">
          <text:p/>
        </draw:line>
        <draw:line draw:style-name="gr3" draw:text-style-name="P1" draw:layer="layout" svg:x1="12.112cm" svg:y1="8.62cm" svg:x2="15.922cm" svg:y2="11.1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14T09:03:42.448000000</dc:date>
    <meta:editing-duration>PT28M53S</meta:editing-duration>
    <meta:editing-cycles>8</meta:editing-cycles>
    <meta:generator>LibreOffice/7.1.6.2$Windows_X86_64 LibreOffice_project/0e133318fcee89abacd6a7d077e292f1145735c3</meta:generator>
    <meta:document-statistic meta:object-count="20"/>
  </office:meta>
</office:document-meta>
</file>